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paragraph-properties fo:margin-top="0cm" fo:margin-bottom="0.109cm"/>
      <style:text-properties fo:language="en" fo:country="US" fo:font-style="normal" style:font-style-asian="normal" style:font-style-complex="normal"/>
    </style:style>
    <style:style style:name="P60" style:family="paragraph" style:parent-style-name="Text_20_body" style:list-style-name="L6">
      <style:text-properties fo:language="en" fo:country="US"/>
    </style:style>
    <style:style style:name="P61" style:family="paragraph" style:parent-style-name="Text_20_body">
      <style:paragraph-properties fo:text-align="center" style:justify-single-word="false"/>
      <style:text-properties fo:font-size="11.5pt" fo:language="en" fo:country="US"/>
    </style:style>
    <style:style style:name="P62"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3" style:family="paragraph" style:parent-style-name="Heading_20_1">
      <style:text-properties fo:language="en" fo:country="US"/>
    </style:style>
    <style:style style:name="P64" style:family="paragraph" style:parent-style-name="Heading_20_2">
      <style:paragraph-properties fo:margin-top="0.319cm" fo:margin-bottom="0.21cm" fo:break-before="page"/>
      <style:text-properties fo:language="en" fo:country="US"/>
    </style:style>
    <style:style style:name="P65" style:family="paragraph" style:parent-style-name="Heading_20_2">
      <style:paragraph-properties fo:margin-top="0.12cm" fo:margin-bottom="0.21cm"/>
      <style:text-properties fo:language="en" fo:country="US"/>
    </style:style>
    <style:style style:name="P66" style:family="paragraph" style:parent-style-name="Heading_20_3">
      <style:paragraph-properties fo:margin-top="0.22cm" fo:margin-bottom="0.21cm"/>
      <style:text-properties fo:language="en" fo:country="US"/>
    </style:style>
    <style:style style:name="P67" style:family="paragraph" style:parent-style-name="Text_20_body">
      <style:paragraph-properties fo:margin-top="0cm" fo:margin-bottom="0.109cm"/>
      <style:text-properties fo:language="en" fo:country="US" style:text-scale="98%"/>
    </style:style>
    <style:style style:name="P68" style:family="paragraph" style:parent-style-name="Heading_20_3">
      <style:paragraph-properties fo:margin-top="0.019cm" fo:margin-bottom="0.21cm" fo:break-before="page"/>
      <style:text-properties fo:language="en" fo:country="US"/>
    </style:style>
    <style:style style:name="P69" style:family="paragraph" style:parent-style-name="Text_20_body" style:list-style-name="L7">
      <style:text-properties fo:language="en" fo:country="US"/>
    </style:style>
    <style:style style:name="P70" style:family="paragraph" style:parent-style-name="Heading_20_3">
      <style:paragraph-properties fo:margin-top="0.319cm" fo:margin-bottom="0.109cm"/>
      <style:text-properties fo:language="en" fo:country="US"/>
    </style:style>
    <style:style style:name="P71" style:family="paragraph" style:parent-style-name="Heading_20_3">
      <style:paragraph-properties fo:margin-top="0.319cm" fo:margin-bottom="0.109cm" fo:break-before="page"/>
      <style:text-properties fo:language="en" fo:country="US"/>
    </style:style>
    <style:style style:name="P72" style:family="paragraph" style:parent-style-name="Heading_20_3">
      <style:paragraph-properties fo:margin-top="0.22cm" fo:margin-bottom="0.109cm"/>
      <style:text-properties fo:language="en" fo:country="US"/>
    </style:style>
    <style:style style:name="P73" style:family="paragraph" style:parent-style-name="Text_20_body">
      <style:text-properties fo:font-size="11.5pt" fo:language="en" fo:country="US" fo:font-style="normal" style:font-style-asian="normal" style:font-style-complex="normal"/>
    </style:style>
    <style:style style:name="P74" style:family="paragraph" style:parent-style-name="Heading_20_3">
      <style:text-properties fo:language="en" fo:country="US" fo:font-style="italic" style:font-style-asian="italic" style:font-style-complex="italic"/>
    </style:style>
    <style:style style:name="P75" style:family="paragraph" style:parent-style-name="Heading_20_3">
      <style:paragraph-properties fo:margin-top="0.019cm" fo:margin-bottom="0.109cm" fo:break-before="page"/>
      <style:text-properties fo:language="en" fo:country="US"/>
    </style:style>
    <style:style style:name="P76" style:family="paragraph" style:parent-style-name="Heading_20_3">
      <style:paragraph-properties fo:margin-top="0.12cm" fo:margin-bottom="0.109cm"/>
      <style:text-properties fo:language="en" fo:country="US"/>
    </style:style>
    <style:style style:name="P77"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8" style:family="paragraph" style:parent-style-name="Heading_20_1">
      <style:paragraph-properties fo:margin-top="0cm" fo:margin-bottom="0.21cm" fo:break-before="page"/>
      <style:text-properties fo:language="en" fo:country="US"/>
    </style:style>
    <style:style style:name="P79" style:family="paragraph" style:parent-style-name="Heading_20_2">
      <style:paragraph-properties fo:margin-top="0.22cm" fo:margin-bottom="0.011cm"/>
      <style:text-properties fo:language="en" fo:country="US"/>
    </style:style>
    <style:style style:name="P80" style:family="paragraph" style:parent-style-name="Text_20_body">
      <style:paragraph-properties fo:margin-top="0cm" fo:margin-bottom="0.21cm"/>
      <style:text-properties fo:language="en" fo:country="US"/>
    </style:style>
    <style:style style:name="P81" style:family="paragraph" style:parent-style-name="Heading_20_2">
      <style:paragraph-properties fo:margin-top="0.019cm" fo:margin-bottom="0.21cm" fo:break-before="page"/>
      <style:text-properties fo:language="en" fo:country="US"/>
    </style:style>
    <style:style style:name="P82"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text-position="sub 58%"/>
    </style:style>
    <style:style style:name="T10" style:family="text">
      <style:text-properties fo:color="#000000" fo:font-size="12pt" style:font-size-complex="12pt"/>
    </style:style>
    <style:style style:name="T11"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roof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at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5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p text:style-name="P15"/>
      <text:h text:style-name="P40" text:outline-level="3"/>
      <text:h text:style-name="P54" text:outline-level="3">First error: the definition of “good”</text:h>
      <text:p text:style-name="P15">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5">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5">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5">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40" text:outline-level="3"/>
      <text:h text:style-name="P54" text:outline-level="3">Second error: control aspects</text:h>
      <text:p text:style-name="P27">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8">None of the above mentioned aspects are true for the human civilization that would guarantee the development of the participants by the public belief.</text:p>
      <text:p text:style-name="P59">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52">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7">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40" text:outline-level="3">Third error: generations</text:h>
      <text:p text:style-name="P15">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5">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5">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5">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5">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5"/>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5">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40" text:outline-level="3">Results</text:h>
      <text:p text:style-name="P15">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5">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5">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40" text:outline-level="3">Consequences</text:h>
      <text:p text:style-name="P15">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p text:style-name="P15"/>
      <text:h text:style-name="P20" text:outline-level="2"/>
      <text:h text:style-name="P36" text:outline-level="2">Errors: searching and intervention</text:h>
      <text:p text:style-name="P15">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5">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5">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5">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40" text:outline-level="3">Community level</text:h>
      <text:p text:style-name="P15">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5">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5">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40" text:outline-level="3">What do we consider error today?</text:h>
      <text:p text:style-name="P15">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5"><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5">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5">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5">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5">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5">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40" text:outline-level="3">Is error bad at all?</text:h>
      <text:p text:style-name="P15">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40" text:outline-level="3">Reactions</text:h>
      <text:p text:style-name="P15">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5">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5">Shortly: procedures that are truly erroneous considering the interests of the whole community are not surely changed even after detecting this fact because starting the change is a huge error from the financial point of view.</text:p>
      <text:h text:style-name="P40" text:outline-level="3">Pro-actions, prevention</text:h>
      <text:p text:style-name="P15">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5">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4" text:outline-level="3">Moderating the effects</text:h>
      <text:p text:style-name="P15">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5">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5">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5">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5">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6">(I have written this years before the Hungarian red mud disaster, which is a perfect demonstration!)</text:p>
      <text:h text:style-name="P40" text:outline-level="3">Counter-action methodologies</text:h>
      <text:p text:style-name="P15">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5">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60">actors are directly interested in the intervention failures of their competitors;</text:p>
        </text:list-item>
        <text:list-item>
          <text:p text:style-name="P60">it is a competitive handicap if an error turns out;</text:p>
        </text:list-item>
        <text:list-item>
          <text:p text:style-name="P60">the total share of information breaks “industrial secrets”.</text:p>
        </text:list-item>
      </text:list>
      <text:p text:style-name="P15">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5">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40" text:outline-level="3">Detection</text:h>
      <text:p text:style-name="P15">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5">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5">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5">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4" text:outline-level="3">The root cause</text:h>
      <text:p text:style-name="P15">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5">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5">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5">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5">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h text:style-name="P36" text:outline-level="2"><draw:frame draw:style-name="fr7" draw:name="Keret2" text:anchor-type="paragraph" svg:width="14.616cm" draw:z-index="1"><draw:text-box fo:min-height="1.277cm"><text:p text:style-name="P42">Until this point, I have touched two major topics. In the Phenomena section I intended to prove that we unstoppably run towards a hard wall, although we try not to recognize it with all our power; but the wall is there and we really pay badly if we hit it.</text:p><text:p text:style-name="P42">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42">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42"/><text:p text:style-name="P61">...</text:p><text:p text:style-name="P61"/><text:p text:style-name="P42">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42">I have chosen the faith that today's world, this state is “good” and usable for something; I want to believe that sitting in this shattered, clattering and smoking wreck, hanging on the seat, I don't just imagine, hope, wish, but really hear the voice: </text:p><text:p text:style-name="P62">“Ladies and gentlemen, fasten the belts, hang on tight – now we start to fly!”</text:p><text:p text:style-name="P61"/></draw:text-box></draw:frame></text:h>
      <text:p text:style-name="P15"/>
      <text:h text:style-name="P63" text:outline-level="1">The real role of the crisis factors</text:h>
      <text:p text:style-name="P15">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5">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5">“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5">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5">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5">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20" text:outline-level="2"/>
      <text:h text:style-name="P36" text:outline-level="2">Life, death, change</text:h>
      <text:p text:style-name="P15">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5">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5">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5">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5">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5">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20" text:outline-level="2"/>
      <text:h text:style-name="P36" text:outline-level="2">Money – the global value transporter</text:h>
      <text:p text:style-name="P15">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5">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5">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5">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5">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5">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5">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5">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26" text:outline-level="2"/>
      <text:h text:style-name="P64" text:outline-level="2">Abilities and disabilities</text:h>
      <text:p text:style-name="P27">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7">It is very important to get familiar with it, to reveal exactly what tools lurk in it, because if we know it, we can quite clearly see that five percent of all the chances in front of us in a given moment, that we are truly well prepared for.</text:p>
      <text:p text:style-name="P27">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7">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7">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7">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6" text:outline-level="2">Tasks</text:h>
      <text:p text:style-name="P15">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5"/>
      <text:p text:style-name="P15"/>
      <text:p text:style-name="P5">Creatures having advanced brain, that are not limited to play the encoded programs but can learn and communicate, all have more sophisticated community mechanisms: organized hunting, area protection, baby care. The appearance and development of these tasks can be considered as the evolution of the community, with the same selection methods: a wrong solution (ambiguous signals, less effective behavior) leads to the exclusion of its owner, or if it prevails, it becomes the competitive handicap for the whole group, the member count decreases and the group gets crowded out of the territory; while patterns that allow more efficiency (good warning signs, better task distribution) win in long term.</text:p>
      <text:p text:style-name="P15">At this point the key factor is still the individual selection: entities in organized groups are more efficient then alone; the members of a group with more efficient organization patterns have a greater chance for survival and reproduction. The next development leap is the appearance of the “identity” of the group, which starts to act as a control agent above the members. From this point the entities define themselves as members of that group, and formulate group level needs superior to their own ones. This is when they do not learn how to make tools or weapons from each other, but select the adequate amount of “craftsmen” who should fulfill this need of the group. It has the same importance that the group must “select out” those who do not respect the community order by sending off or even killing them.</text:p>
      <text:p text:style-name="P15">This community defines tasks and roles, associate members to them, invents means to collect, keep and pass on the valuable experiences of the members – so steps to a higher level again. At this point, similarly to the strange coexistence of biology and physics, the group survives the death of its members, and sustains itself by teaching the new members; their differences and the errors in the teaching provide the randomness required for the evolution, while keeping the common value and habit order very strictly acts as the selective force.</text:p>
      <text:p text:style-name="P15">So the community generated tasks and roles are in fact the key to the survival and progress of the community, both the cause and the result of it. They allow that the group can ensure higher safety to the members than living and fulfilling all their needs alone; furthermore by the superior organization and tasks it comforts the members against their mortality.</text:p>
      <text:p text:style-name="P15">Considering today's human being as the result of this community evolution, it is a valid assumption that in our thinking and basic behavior patterns we were selected to do community tasks, to need group level feedback and to adapt to them. No wonder that we feel good if we can help our fellows or any other creature, that we seek for being together with others; only a few people want long solitude and most of even them consider it as a challenge and not as a natural state. On the other side, community always appear as the source of roles and tasks, and evaluates their execution. So finally, satisfied people are active, useful and respected members of their beloved groups who get challenging tasks that fit for their abilities, and they solve them with the help and for the benefit of their partners.</text:p>
      <text:p text:style-name="P15">Now we reach our current system standing upside down. Money, the ultimate value measurement emphasizes the rewards against the tasks. The system managers, creators of the tasks do not see the real need of the community anymore; researches and surveys do not worth much, and when sometimes they reveal something, consequences reach far beyond the target problem, or can be opposite to the managers interests. On the contrary, the needs and interests of the “fulfiller applicants” are very precise (and many times are supported by background deals) but their real aim is not to do the task but to get the reward, the work is actually a burden. Finally, for the people actually working on something is not clear at all what kind of community they work for, is there a real need at all behind their activity, and get feedback only from their employers, which many times are far from the evaluation of the “served” community.</text:p>
      <text:p text:style-name="P5">No wonder that the common approach, respect for the tasks are very far from the relevant role that they do have in the community and human civilization; so they appear for us also not as a honor, a chance to learn and prove, but a burden. The joy of solving an exercise in school is replaced by the marks, later in life the money given for it. </text:p>
      <text:p text:style-name="P15">The inevitable result is a more and more shallow and aimless life that on higher level moves towards consumption and entertainment, on lower levels turns to stupidity and aggression, both for individuals and communities.</text:p>
      <text:h text:style-name="P20" text:outline-level="2">Ownership</text:h>
      <text:p text:style-name="P15">In order to keep up our existence, health, good conditions and to do our community tasks we all need tools, things, services. Some of them belong to us personally (like our clothes, home, household utensils, car etc.); the second part is not ours but available anytime and can be reached in a regular way (food, water, energy); the third part belongs to someone else but we get access to them (like equipments and services at our workplaces).</text:p>
      <text:p text:style-name="P15">To step back further: I myself, as an entity who distinguishes oneself from “anyone else”, have the ability to think, and have a human body: they are mine, I possess them privately – that is what I would say about them in the regular way. However this alone is not true, because without the ability to think I would not be able to distinguish myself from the others, would not be a human being; my existence and comfort depends on the state of my body and its needs – without them I would not exist, I depend on them, they affect my thoughts and actions: the truth is not only that I have them, but I also belong to them. <text:span text:style-name="T1">Ownership is a mutual, back and forth connection.</text:span></text:p>
      <text:p text:style-name="P15">What makes me possess what I have? It is to <text:span text:style-name="T1">master that</text:span>: I know its power and weakness, recognize the potentials and limitations that it provides. For example: I can have a carving knife – but to possess it I need the required power in my hands, experience, a place where I can safely use it, materials that I can carve with it; adequate knowledge and tools to keep it in good conditions; and tasks to solve with it. Beyond all this, as a member of a community I also have to consider how much resources must be used to get all these conditions and knowledge; and what abilities I have to use this tool. Perhaps it is totally pointless for me to take the whole thing up because my abilities much better fit to other things and it is the best for all if this knife, and the conditions of its possession goes to someone more ready for it, while I will get something else.</text:p>
      <text:p text:style-name="P15">Even my own ability to think becomes something that I possess only when I recognize my own weaknesses, desires, when I become able to concentrate for the required length and ways, and also can relax, regenerate and feed my thinking with positive patterns (without risking it). By this recognition I can find the task that I will happily do all along my life because it always shows something new, and makes me a respected member of my communities (this used to be called “craft”), this makes my mind a respected and well treated, loved tool. The same applies to my body: if I know its needs, powers and weaknesses, spend time to care and develop it and so I become a “good owner”, it will give me a safe feeling that I can trust it, it becomes a good tool for my tasks and I will be able to handle those intentions that do not match my inner rules or the laws of my community. If I don't possess, then I will be possessed by my desires, fears, primordial instincts and sudden ideas; become defenseless against the <text:s/>industry that shepherds the mass of people who have lost the control over their body and mind towards the army of consumer goods, bank loans political storytellers and charlatans feeding on physical and mental illness.</text:p>
      <text:p text:style-name="P15"/>
      <text:p text:style-name="P5">A bit more esoteric kind of ownership is the system of human relationships, but still we use the same words for them, and can understand them in the same way. I have a wife and three sons, and this is not only a grammatical possession, the question is: do I possess them? Do I have the features: love, power, devotion, determination, openness, acceptance that make this “possession” a part of my “crafts”? Because if not, either as a victim or a rebel but I will surely become a prisoner of the husband and father role. Please note that “possessing” here does not mean controlling or conquering the “owned” people, but a harmonic relationship within my abilities and roles. If I possess my wife it does not mean that she can't possess me, but the opposite: the potentials of a harmonic relationship are unfold only if we mutually possess each other, and we share the tasks based on not our individual but common interests.</text:p>
      <text:p text:style-name="P15">The same applies to possessions on physical level: that is also a mutual connection between the owner and the owned. Before creating an ownership connection it is well worth to think about how the desired thing will change my life, what conditions I will have to meet, what new relationships it will build – and anyway, will I be a good owner and will it be a good deal for me to build that relationship? Remember, in the case of ownerships there are only two options: possess it or be possessed by it, no other ways.</text:p>
      <text:p text:style-name="P15">These are serious forewarnings, it seems that the price of owning is giving up our freedom because of the complex dependency chains; according to this the “most free” people seems to be the wandering hunter-collector communities like the bushmen. These people possess only that amount of personal properties that they can carry constantly for long distances; owning anything is good only if it brings enough benefit to make it worth carrying its size and weight. However, this kind of lack of properties is very far from our image of freedom, because this also makes the members of that group totally vulnerable to the direct environment conditions. To word this another way: bushman communities <text:s/>actually possess their territories, and they accomplish this by getting very thorough knowledge about, and adapting fully to their land. On the other hand, having their minimal amount of properties and their knowledge inherited within the tribe, they can live well on a land where anyone else without constant external sustainment would die in short time.</text:p>
      <text:p text:style-name="P15">All the other human communities that lived among less extreme conditions chosen the other way: instead of possessing their territory as it is they changed it by organized agriculture, farming, production based on minerals and transportation. To achieve this, public and private properties are necessary: common and private land, tools, homes, services to each other. After this transition the group can't survive solely on the nature without these properties, but for exchange it breaks free from the total dependency on the territory.</text:p>
      <text:p text:style-name="P15">The history demonstrates that the intervening approach is more efficient, or at least can crowd out the adapting tribes, because the latter can't handle the quick changes in the environment (mostly because of the interventions of the former). Furthermore, the intervening communities constantly change, develop, modifies itself at an unbelievable speed compared to natural processes, while the adapters' life is like that of the ants and bees, almost eternal and constant.</text:p>
      <text:p text:style-name="P15">We, the global human race live in an intervening, possessing community, and hold successful patterns beyond questions that brought us to where we are. Our weakness is that we don't recognize the fundamental laws of our game, we don't possess them, thus we are possessed by them. This even applies to the possession itself, with special emphasis on “possessing the ability of possessing anything”, that means the ability of personal money accumulation. This latter is unique because it hides the mutuality in possession: you don't have to build a garage for it, don't have to farm it, no skills are needed, no tasks are assigned to having it, you “just have it”.</text:p>
      <text:p text:style-name="P5">I don't have to think it over that the money I have collected because of the desire of possessing the chances might mean life, workplace for others, I should support my community by it as a saver; I don't care what actions my bank funds using my money; or care for how much I depend on that bank: if it fails, I will pay the piper. Because of this kind of possession is not materialized in goods, services and tools, it has no high limit, I can always have more, it is never “enough”; the joy it brings does not decrease because of the consequences of the possession (the tenth house, car or beer is not that big joy as the first one). And if you can stop somehow and say that's enough, money turns the other face: the stronger has the greater chance in the race, those who quit and want to stop at a level, have a great chance to fall out forever, get crowded out by the more hungry.</text:p>
      <text:p text:style-name="P15">This is the tool that we have chosen to control our relationship to our real possessions, and so – as we are an “intervening, possessing” civilization – our life. We do not measure anymore what are our real needs, what price we pay for them, what dependencies we accept, and how our artificially generated search for freedom leads to the total dependency on the sustaining systems (that live on this, on us).</text:p>
      <text:h text:style-name="P20" text:outline-level="2">Cooperation and competition</text:h>
      <text:p text:style-name="P15">By observing the processes in the nature we can conclude that creatures are in a constant competition both short and long term. The mass of plants growing nearby fight for the sunlight, the zebra runs a very unequal race for life with the lion, losing means death. Races are in evolutionary contest, and their internal changes, mutations also wrestle for the “territory”. The seemingly opposite cooperation, communication, task distribution is characteristic among animals living in groups, but its appearance and development is also the result of the competition: as the more efficiently cooperating group is more viable than its local competitors, then the potentials of that group is bigger, that race or that group with advanced communication can crowd out the rest: the other races or other groups of the same race.</text:p>
      <text:p text:style-name="P15">However, the constant wrestling on the surface is in fact the most efficient form of cooperation. The “evaluation system” of biology is very simple: the aim is to build up the greatest amount of biomass in the area from any available energy source. The primary source is the sunlight used by plants. The faster, bigger has advantage, but there is a great battle for the remaining light in the shade. The stored energy in them is reused by the food pyramid of animals; destructing organisms (like fungi) live on each level, processing the dead to raw materials thus “recycle the waste”.</text:p>
      <text:p text:style-name="P15">From this viewpoint natural competition is nothing but a constant comparison of possible solutions, in which the “currently better” gets a little more chance to survive and prevail. In this way, those that use them as food get more nutrition and reproduction chance (diseases, parasites, symbiotic creatures, predators). On the other hand, although this is a true life and death fight on individual level, but for the territory the winner does not destroy, only plays down the opponents that do not fit so well to the current conditions – those will break out again if the conditions change or the winners population collapses for some reason. Observed for above, this forms a constantly changing system which although can't exclude the chance of a catastrophe but minimizes the global effects of the inevitable race-level population collapses.</text:p>
      <text:p text:style-name="P15">The human civilization evolution used the very same competition. The more communicative groups crowded out or assimilated the less advanced ones. Social systems with higher organization levels conquered the sparser ones; the strictly hierarchical and fundamentally multinational organization of the church played a significant and natural role in this game.</text:p>
      <text:p text:style-name="P5">The more aggressive systems that can represent and execute higher interests that individuals and local communities naturally suppress them, this makes lordships from villages, then states, then the multinational banks, investment groups, this world controlled by companies.</text:p>
      <text:p text:style-name="P15">However, this whole competition was a tool of a superior cooperation that made the human civilization the only global society on planet Earth that we know of. Each players in the process had the motivation of spreading, growing, reproducing, evangelizing encoded in the mindset – those that did not naturally lost against the conquerors, if not had a totally useless territory for them. The more efficient crowded out the less successful, took over the territory, grew more, got more and more land.</text:p>
      <text:p text:style-name="P15">The root cause of today's ambiguity is now quite clear: the superior cooperation that gave the background, justification and higher level control, is over. The capitalism that started to collapse in the moment of its victory, which, according to its own self analysis is based on the rules of the free market and competition had to thank its development for that above all competition, all the actors cooperated against the “communist block”. The competition of the two “blocks” were in fact the evolutionary battle for conquering the world between two significantly different social control ideology.</text:p>
      <text:p text:style-name="P15">The competitive market took care of the survival of the better; but superior to any interest they had to be better than the “enemy”, this was above the profit maximization. If an actor was not good enough in quality, usefulness or durability, could easily find itself in the role of the “agent of the enemy”, and it would be hard to find any stronger selection factor than this. Yes, an entrepreneur with a proper amount of confidence could try to avoid or bribe the system (in both blocks), but the sword of Damocles hung above the head all the time: a faithful, unbribable, angry clerk, party leader, counsel, ... who could (of course with the active help of the competitors) explore a whole empire, and have it torn apart by the mass of people frightened by the enemy.</text:p>
      <text:p text:style-name="P15">So, the development effect of the competition can only be stabilized by a superior cooperation and its laws that act as unavoidable selection factors. In the lack of such superior level, our world started to the current direction, the competition that is controlled only by the monetary profit, which is at the same time very inefficient considering the use of resources, the need, quality and distribution of the products, and the sustainability of its processes. This is why most community forming (political or religious) systems try to generate an image of an enemy almost constantly, which would provide the superior power for control.</text:p>
      <text:p text:style-name="P15">Alas, this approach is impassable, it is vital to our civilization that we must talk about the “last global conflict” always in past time, Hiroshima and Nagasaki must be the last nuclear attack forever. Only one kind of weapon is harmless: that never ever appears in the human mind; we can talk about safety only if the human community contains proper patterns to handle all, naturally appearing conflict of interests in a way that is acceptable for all the parties.</text:p>
      <text:p text:style-name="P15">The life and death struggle, the constant fight for survival among our otherwise “eternal” companies, banks, state offices have no justifying benefit: the aim of their existence and fight is reached. Our civilization became global and total, in order to survive and develop it has to formulate the aims and laws of a new, higher level cooperation, to act as the superior power above the competitions.</text:p>
      <text:p text:style-name="P15"/>
      <text:p text:style-name="P5">At this current moment it is a bit too easy: we have to define the set of needs that each and every human being has right to, apart from their place and time of birth, as the member of the human race (or rather we should extend this to all living creatures as we share the same territory). We have to reduce sustainment of people in the “advanced” and emerge in the “developing” countries to the same level, and ensure that this does not harm the same right of our children. Sounds utopianism looking from the current mindset – but in fact this is the very first task that a society, that fulfills its territory without the chance of getting more, and considers itself intelligent, must solve: define the laws of fair resource distribution.</text:p>
      <text:p text:style-name="P15">This aim creates lots of tasks that need competition among the best ideas and executors. The aim of that competition however is not the survival, the “pride”, or getting power or possessions, but to let the best participants work on the best solutions, and give everyone the tasks that the best fits to their abilities.</text:p>
      <text:h text:style-name="P20" text:outline-level="2">Synchronism</text:h>
      <text:p text:style-name="P15">The functions and potentials of our civilization were limited until nowadays by a very strong, yet invisible factor: the traveling speed of information. It may be hard to see the importance of this factor, but an example may help here.</text:p>
      <text:p text:style-name="P15">Astronomy observes the Universe, researches its phenomena, but talks almost none about the fact that the current state of the Universe has nothing to do with what we see up there. It's not that it looked like that a long time ago – in fact it <text:span text:style-name="T1">never looked like that</text:span>. A galaxy covers another, but they have never been behind each other but the closer one along its path (a few million years ago) happened to cross the path of the light coming from the farther (which then had traveled for another millions of years). How the Universe looks like in this very moment we will never know from astronomy, because the speed of the <text:s/>electromagnetic waves (light, radio, X-ray) is simply inadequate for that.</text:p>
      <text:p text:style-name="P15">A famous “game of informatics” in physics is Schrödinger's cat: in this experiment we theoretically create a closed box with a cat of which we can't decide if he lives or has died, the chance is 50-50% in every moment. In practice, the cat in the experiment is ourselves. Nothing excludes that the human civilization had ended fifteen thousand years ago, when a collapse of a star (that we may not see because of a dust cloud) created a gamma ray burst that sweeps the life off from most of this planet. This burst travels with the speed of light and has not reached us yet, and we will know nothing about it until it arrives and clears us away.</text:p>
      <text:p text:style-name="P15">If we randomly find traces of a civilization with our current equipments, we will only know that a few hundred thousand or million years ago something happened. All our broadcasts can reach anyone in the same time frame – what a chat where partners wait some hundred thousands years for an answer. If there is any kind of intergalactic communication among races, there are only two things we can be sure of: it has nothing to do with what we try today, and: they live in a totally different, synchronized Universe that we (having this light bottle-post only) know nothing about.</text:p>
      <text:p text:style-name="P15">Along its (invisibly short when compared to the above) history, even 100 kilometers distance was “the infinity” for the 99% of people: never went that far and had no connection to that distance. Furthermore, all the news that came from that far, always came via a traveler so they were nothing but reliable; beyond the distance that one could walk, even the wonderland could start.</text:p>
      <text:p text:style-name="P27"/>
      <text:p text:style-name="P28">The institutional education, the commonly “image of the truth” created a bit better situation: it could build harmony among the mindsets of people who lived far from, and never saw each other: that was like showing pictures of the distant places. In fact I have never been, and never will be there, but if I want, I can know about the Kilimanjaro mountain, I can know that people explored all the corners of the world, I can read about, or look at drawings and pictures what they have seen there. When they were there. So, at this point the speed of information has not changed much, but at least it is there – like the knowledge of the astronomy about the Universe.</text:p>
      <text:p text:style-name="P27">Naturally the progress is lead by military and politics: they need to know reliable news about distant events with the smallest delay. Postilions and agents with homing pigeons appear; those who acts based on the faster and the more reliable information, win. Both in wars and economical battles.</text:p>
      <text:p text:style-name="P27">The development is unstoppable, comes the telegraph, telephone, the direct, light-speed connection between two arbitrary locations of the planet which means synchronism in this size: the information travels between the points without human relay, almost instantly and reliably. The internet as it becomes <text:s/>publicly available extends this from the army to politicians, then businesspeople, the media and finally to everyone.</text:p>
      <text:p text:style-name="P27">We are in the middle of this transition. Business leaders have taken away the real power from the kings of politics: the global synchronism allows monetary transactions that is the multiplication of the amounts that any state could do. No incidentally: those business people have blown that bubble this huge, that allows an investor today to accumulate more money than a state of even the whole world “worths”. This is an ambiguous statement: from one side it says that those investors are the most powerful entities in this planet, but also that their power worths nothing actually.</text:p>
      <text:p text:style-name="P27">For everyday people synchronism means that they struggle for work on single playground with everyone having similar abilities in the world – be an engineer, designer, customer service, factory worker; the winner is who can cheaper produce something that can be forced down the customers' throat. The costs depend on their accepted life conditions: people who accept living in barracks and work for twelve hours, will win. Of course not personally because they will presumably live much shorter than their opponents who live far and among better conditions; and who fall into bad conditions because they get unemployed, and as this is a community phenomenon, the social protection system collapses under them.</text:p>
      <text:p text:style-name="P27">Business people, who in theory control the system, synchronism mean that they analyze the economic processes with computer algorithms and struggle for advantages sometimes fractions of seconds in a decision ahead the competition – these decisions are solely based on monetary evaluation, forecast the stock market consequences, all the other aspects are secondary (or rather: invisible). Like the relationship between Pilate and Jesus: the former seems to have the absolute power but totally unable to save Jesus because he can't make a single step against the common will of the mob he in theory controls.</text:p>
      <text:p text:style-name="P27">The synchronism, the power of globalization and creating local differences are in the hands of the business leaders. They control “how global” the world should be, how much to keep this unbelievable differences among the regions that give them profit. They stop by patterns, threaten with suits the global circulation of knowledge because this give them profit. They kill the local self sustaining communities, because all the trade, transportation and traveling give them profit. For them, the globalization merely means the continuous transportation of goods and people back and forth.</text:p>
      <text:p text:style-name="P27">In the less advanced regions they ensure by dictatorship and censorship that people do not get any information alien to their mindset; the more advanced use the illusion of all-knowing: the global media, the Google, the Wikipedia “knows everything”, but in fact they are just the mirror image of the common average, the mediocrity and totally inadequate for a conscious social self development.</text:p>
      <text:p text:style-name="P15"/>
      <text:p text:style-name="P5">It is so ironic that the in the center of the “information society” we find an evaluation (recycling) system that analyzes the internal connection net of the endless global informatics garbage heap: the internet (at least we hope that it is based on the links and not contain weights and denials of investor interests... can such a hope be real?) We, as “global citizens” store our personal relationships and data in “free” global information systems – thus we offer ourselves to be analyzed by marketing or security experts.</text:p>
      <text:p text:style-name="P15">Another glimpse out: if there is an alien civilization with the ability of galactic communication, it can even be here on our planet, it can't do anything with us now. As long as our race can't handle this relatively microscopic, planetary synchronism, it is useless to talk about any system bigger than that.</text:p>
      <text:p text:style-name="P15">However, synchronism is unstoppable. The more synchronic information we have, the more tension and embarrassment rises on how can we use our natural treasures and human resources so stupidly? How can it happen that such an huge mass of people live today, in this very moment among unacceptable conditions? Why is it good to give weapons to children of the same age as my kids, intoxicate them with drugs and make them shoot each other? The list can continue endlessly...</text:p>
      <text:p text:style-name="P15">Now we live in an era that one single voice, word or idea can go anywhere in the world. There is no place for a single good idea in strong-boxes, behind patent and industrial protection. We can formulate global dreams, but they should not manifest in luxury houses, world domination or “unveiling the secrets of the creation of the Universe”, but creating life models that we can and want to share with each and every fellow human. We can build a virtual temple for knowledge that raised us to the current level; and can give true respect to the labor that feeds and sustains us; can finally create harmony between us and our environment.</text:p>
      <text:h text:style-name="P20" text:outline-level="2">Klykhor, Golem</text:h>
      <text:p text:style-name="P15">When the Tibetan monk, Pema Tense reached the adequate level of spiritual development, his master, Rinpoche Kang gave the task to summon a teaching spirit (Yidam). This is a long process, the pupils <text:s/>have to find the proper place, then create a magical drawing (this is the kylkhor). Then they have to spend months at the kylkhor, constantly concentrating on that suddenly they glimpse the spirit inside the kylkhor. If they succeed, they must continue until they hear its voice, feel its touch and finally make it to leave the frames of the kylkhor and walk freely – at this stage other people may sense the spirit as an existing, real entity. Pema Tense, in an abandoned cave of the Himalaya mountains, by serious efforts of many-many months, mastered each step of the task.</text:p>
      <text:p text:style-name="P15">When he showed his results to his master, Rinpoche Kang said to him that he does not need his tuition anymore, because the spirit will take it over. However, although the yidam knew things that he did not, could do things that he could not, a doubt appeared in Pema. He felt that the spirit was summoned by him (so that is not an independent god), it is his own creation, a part of him. His master scolded him and ordered strict meditation exercises to send these profane doubt. In spite of all that, the doubt only got stronger in Pema, so he returned to his master and showed him the problem: he was totally unable to break free from the idea that the yidam is not real. “Don't you see it? Don't you hear it?? Isn't it just as real to you as the Himalaya???” – asked the master. “Yes, I do.” – answered Pema –, “but I am still convinced that it is only the product of my mind.” – “Well, then you finally got the lesson.” – said the master.</text:p>
      <text:p text:style-name="P15"/>
      <text:p text:style-name="P15"/>
      <text:p text:style-name="P5">According to the Jewish Kabbalah, a properly trained rabbi can sculpt a human figure from clay, than he can make it alive by writing the Hebrew “truth” word on the forehead, he can stop it by clearing away the first letter because then it means “death”. The invulnerable, almighty golem that knows no pain or fear will serve its master who should be careful, because it can't talk, has no mind or soul therefore it executes all the orders word by word without thinking, and furthermore the longer it exists the harder it can be controlled. It is also a rule that it can't be alive on Sabbath, the day of rest sacred to God. The legend of Rabbi Loew of Prague forgot this one, and his golem that he created to protect the Jewish part of the city against the violent attacks, started to berserk and ruined the half of the city until he could stop it.</text:p>
      <text:p text:style-name="P15">These stories hold important lessons both about the might and the vulnerability of human creativity. Today we mostly live in a world that we ourselves create. Most of our time is spent on thoughts related not to the real (food, drink, environment, people), but the artificial world (goods, politics, economy, career, entertainment). This world acts like an artificial, almighty, independent entity, insensible to pain, fears of nothing. In fact it is build of us, our individual pain, suffer and fall happens inside the body of the golem, but it simply replaces us to our competitors waiting for our place without any problem.</text:p>
      <text:p text:style-name="P15">The problem is just the same: we did not follow the rules of making a golem. We did not consider that it executes the orders word by word, has no “soul” to take care for the consequences, long term effects or the effects on the poor. If we say to him that “the human is the highest value” and “be efficient”, then the golem replaces the local “expensive” people to the mass of distant faceless slaves: uses the minimum of the too valuable resource. The golem is a tool that has to be used; it is nonsense to blame it for the results or use “economical laws” as excuses.</text:p>
      <text:p text:style-name="P15">We left it alive on the day of Sabbath. In a profane form: God ordered us to spend every seventh day with looking at what we have done the past six days, but do not do this in the familiar environment of actions but in front of Him: an absolute, almighty and all-knowing external judge, knowing all our responsibility, without excuses. This time is sacred to the personal meeting among us and God – the golem, the servant made by people must have no voice in it, its live must be suspended. We have broken this rule, there is no regular facing to the consequences of our action and responsibility; thus this mighty creature of ours, the golem started to berserk. It ruins our city – our natural environment, and harms us too.</text:p>
      <text:p text:style-name="P15">We have created the golem by shaping a human from clay: we modeled in our system our mindset the life, the evolution, civilization, and then wrote the word “truth” upon its forehead. We consider as truth the monetary “laws”, the rules of economy, we think the golem lives and totally forgot that every seven days we should clear this word from its forehead, and should turn to our internal, moral laws instead of that servant; we forgot that we are superior to that golem. This made the golem the less controllable, because its masters, we ourselves do not trust our power above it, we rather hide behind lies from the responsibility.</text:p>
      <text:p text:style-name="P35">The golem can be stopped by clearing the first letter of the word “truth”, the aleph (A, alpha, the first letter, the sign of the beginning, birth, creation); the rest of the word means “death”. We can even turn this idea to another way: this is not destroying the golem, but understanding its essence. We have written on it that it is the truth and it actually exists, but if we take away our power of creation, only death remains: the golem itself does not live and brings death to anything it touches. In other words: in order to protect it from destroying all, our faith, creativity and responsibility is necessary.</text:p>
      <text:p text:style-name="P15"/>
      <text:p text:style-name="P15"/>
      <text:p text:style-name="P5">The lesson of the Tibetan version is similar but leads elsewhere. The yidam, the entity created by our thinking, if we spend enough time with it, might be just as realistic as any independent external entity, the difference may disappear. A farmer, a carpenter, a nurse, a tax officer, a banker or the president seem equally real, but while the result of the work of a farmer is the bread we eat, the carpenter creates the cupboard in our house, the nurse fights for our health; the others work on sustaining this artificial system at different locations. The current “economic crisis” clearly shows that by their power, the sustainers of this system unduly and seriously dominate upon those who create real values, and this makes this “civilized world” sick. In fact this is a great luck because this may blow away the veil of constant tales and hiding, and turns out that we have a lot to do with the real world as well; if there is anything that we must do, it is not saving the monetary system, banks, mobile phone or car industry, but to cure our very planet and civilization from the harm that the former ones have done.</text:p>
      <text:p text:style-name="P15">The creation and the destruction of the yidam is a necessary part of the development of the monk – perhaps the same applies to the civilization. The yidam, in spite that our master declares it a teaching spirit, does not hold any external wisdom. We have nothing to learn from our artificial world, politics, economy, history: all of them is nothing more than a enlarging mirror of our own mindset. Not to forget: for our development it is necessary to be created, accepted as an external phenomenon, admire its might and power. But then we must recognize ourselves in it, later we fight with all our power against the doubt that whispers that the whole system is pointless and does not even exist, it is only our creation. It is important to want to believe it with all our efforts, and then, finally fail and realize: it is truly not there, it is merely our imagination, and let it fade away like any other wandering thoughts.</text:p>
      <text:p text:style-name="P15">The Tibetan mystery promises enlightenment to the pupils when they experience this switch of mind, the realization that anything in this world can be like this, a self-created illusion held up by their conviction and experiences, and that the essence must always be searched behind the visible, touchable things. Following this analogy, what can a global, race-level enlightenment be?</text:p>
      <text:h text:style-name="P20" text:outline-level="2">Why is this crisis good?</text:h>
      <text:p text:style-name="P15">This current crisis is nothing else but a want-to-forget truth hidden for a long time turning out: if we let the value measurement tool: money to break free from the values of the civilization (be that a human value or a natural resource) then nothing can stop the process of writing any amount on a paper or into a computer – the problem only appears when someone wants to trade that money for something. We can toss huge masses of it back and forth, free from the facts of how many people create real values in a state, and compared to them how many live on transportation, trading, advertising, controling, etc.</text:p>
      <text:p text:style-name="P15">Now that nasty northern wind has closed the book of fairy tales, and although so many people work hard on make us asleep again, we still don't see the process that would let us calmly fall back into dreaming about the brave new world.</text:p>
      <text:p text:style-name="P15">This should not happen. There is a real monster standing outside the door, a crisis that is greater by magnitudes of this one, and still waits patiently: the lack of fossil fuel, the thousands of rude consequences of the climate change. In fact the foreshadow of this crisis is rioting on the stock markets, yet not the facts but the fears of them cause the panic now: everyone knows in some levels that on this way there is no “next ten years ahead”, there is no future similar to today.</text:p>
      <text:p text:style-name="P5">The monster is still waiting, perhaps we have a few years to open the door with sleepy eyes and let it in to the house, talk to it about where we should turn in order to give a future and freedom of choices to our children, not to let them become toys of the consequences of our carelessness. If we don't do this, the monster will crush the house upon us, letting us (borrowed the image from cartoons) standing alone holding a single door in our hands...</text:p>
      <text:p text:style-name="P15">This crisis is good! We must face with having a whole industry (namely the car industry that has been living only on marketing for years, and is greater than the real need by magnitudes) wrecks, harming the existence of hundreds of thousands, maybe millions, making country budgets fall over.</text:p>
      <text:p text:style-name="P15">To create an ecologically sustainable state requires much greater changes. When we finally take seriously and observe the true costs and harm done by the long distance transportation that today we sweep under the carpet, the current fleets of ships, trucks, planes suddenly disappear, shrink to the unmeasurable fractions of their current size. Long distance tourism ends because traveling becomes very expensive again; members of communities that were totally destroyed because of the needs of the “rest seekers” suddenly remain without income. If we at last are ready to use the informatics well in controlling the civilization, the current water brained, file tossing apparatus of self organization goes away. If the current approach of the goods production industry, that protect everything with patents, reinvents and creates the same things many times, that creates useless goods directly to the waste bin; it will be able to fill the real needs by a tiny fraction of its capacity. In a world of human beings with healthy self acceptance, the wonderland of fashion, luxury and cosmetics pops out... What will we do then?</text:p>
      <text:p text:style-name="P15">Dark forecasts say that we will all be trying to make food on small farms, fighting bloody wars for food, water, dying in ridiculous diseases, because the civilization that we know and are used to simply ends. Or: we face these questions, don't escape from them into this current nightmare, plan the future, take care each and every human, do our best to understand the current process, and together, shoulder by shoulder we do our dues and accept the consequences. We will not materialize the various fantasies of self destruction, the wars of machines, civilizations, religions or the rugged survivors, but a 21<text:span text:style-name="T8">st</text:span> century after which there will be people to count the 22<text:span text:style-name="T8">nd</text:span>, looking back pleased, with a bit forgiving, but proud smile upon their ancestors: us...</text:p>
      <text:p text:style-name="P15">It's quite fashionable to look at ourselves and say “we do know so many things about the climate change, how can we do nothing to stop it?” But the answer is quite simple: we globally consider ourselves lions as far as we remember, and everything we do, and destroying the Earth is based on being lion. In order to survive we must change to sheep... Globally, each an every person should change their present (the deeper as the more advanced part of the world we live) – simply in order to have future. Or more precisely: we should have an image of a future at all, that we can accept both intellectually and emotionally, but what we can't sketch up along the path of the current “development line” of the world. There is no transition, no turn that could take us to a really nice world from this one.</text:p>
      <text:p text:style-name="P15">We have a nicely named movement here in Hungary: “Politics Can Be Different”. I deeply honor the <text:s/>ideas that move it but... Is there anything new knowledge that we have not been knowing for five (like the observations from George Soros or the climate researchers), fifty (like Ecotopy) or two and a half thousands years (Lao-ce), that would fundamentally change the balance of interests right now? Do the laws of evolution stop working in politics?</text:p>
      <text:p text:style-name="P5">The politics is just what we see from it today (well, we still see its “sunny side”, the background must be an even darker story). These roles, pattern, processes were formed by thousands of years of social evolution. Sure, it “can be different”, just like there can be blue mice, six-legged horses, and most importantly: the baby lions should stay a cute kitty, and should not kill those sweet zebras. Well, no... We have transformed our social life to a savanna with lots of plant-eaters and some perfect predators, all participants play their roles. The tales where the hero makes wonders and survives totally insane situations as a total outsider are merely symbols, and there is no way to be “transplanted into reality” as is. The “politics” can't be “different”, <text:span text:style-name="T1">it is already exactly what we could make it.</text:span></text:p>
      <text:p text:style-name="P15"><text:span text:style-name="T1">We can be different.</text:span> There is only one way: to realize that in spite of how big this world is, it is created by us, one by one, as we work on it, as we dream it. If we are ready to face with those questions that cripples us and keep us in this nightmare, we indeed can do something to change it; we are responsible for, and if we accept this, we can also change the processes in this world. Of course, there is no guarantee that we can create this “new world” – this is a question of faith. There is only one sure thing: if we don't start walking on this way, an other world will come to us, but of a kind that we really do not want to see.</text:p>
      <text:h text:style-name="P63" text:outline-level="1">The Way Out</text:h>
      <text:h text:style-name="P65" text:outline-level="2">The back exit</text:h>
      <text:p text:style-name="P27">According to my analysis we have two ways out of the current state, which is very similar to launching a rocket. The “back exit” option means that the rocket turns back after reaching the top and falls back in an arch. The other option that I deal with along the whole book is that after the first stage burned out the rocket starts another stage and leaves the top of the arch upwards in continuous acceleration, heading to an unknown world. However the book would be incomplete without saying a few words about the less pleasant alternative.</text:p>
      <text:p text:style-name="P27">The development of the human civilization was led by the extension of homogeneous control and the higher resource concentration. The larger mass of controlled people and area results a larger amount of excess resources in the centers, allowing more and more people to be revoked from the direct production process. This was the caste of scientists, artists and leaders who designated the directions of further development, created the needed tools. Their very birth gave them a different world than the masses, the “history” is actually their stories written by them also, while the live of the “supporting crowd” has not changed much along the centuries. The size of the controllable mass and the conquerable land depended on the tools (communication, army) and the neighbors (power balance, allies), they acted as a constant upper limit.</text:p>
      <text:p text:style-name="P27">It was a sudden change when the scientific development broke through the wall of the higher caste during the industrial revolution: the inventions flooded out to the masses and changed its structure, the relation between “simple people” and knowledge changed: knowledge can be acquired, developed, mastered by them. This suddenly increased the amount of excess resources, the system could hold more non-productive people; and it also turned out that intellectual talent is not the question of birth, it is worth to “fish” among the folks, teach and raise the talented ones (formerly this was the privilege of the church). The increased production capacity worked fast, newer and newer inventions were turned back to the production, this spiral resulted a tremendous development.</text:p>
      <text:p text:style-name="P27">The same development led to the world wars, then the cold war because the fundamentally extending, considering any neighbor as opponent approach of the communities have not changed, measured its power in the size of homogeneously controllable land and mass of people. Thus we arrived to our current state, where there are no real opponents, the homogeneous control is global,we all know and talk the language of money.</text:p>
      <text:p text:style-name="P27">This world, however is imperfect: the billions of conflicting interests, powered by the ideas like democracy, enlightenment, freedom of speech, equality make it chaotic; the service industry that grow huge and makes gigantic profit on making people stupid and fulfill artificial needs, eagerly eats up the last resources of the planet. The rocket is over the peak and starts to fall... If we keep the current control system, we will pay for it badly, the collapse of the monetary control (of which we already feel the breeze) results a total chaos, tearing the global networks to rugs. Actually we <text:span text:style-name="T1">must</text:span> deflate the bubble that is blown up by its own laws to the limit, we <text:span text:style-name="T1">must</text:span> decrease the consumption of our race.</text:p>
      <text:p text:style-name="P27">There is a chance that following the ancient pattern the world breaks to the controller and the supporter castes again. This requires that the supporters will be obeying, conscious subordinates of the controllers again, should willfully resign their freedom for safety (food, work, peace). I see that today we are very close to this situation: huge masses became hopeless prisoners of the monetary system for 5-10-20 years, their existence depends on the currency rates, strange and incomprehensible numbers. The social and health safety also depends merely on the money, in fact our homes, work, healing – our life is in constant external danger.</text:p>
      <text:p text:style-name="P15"/>
      <text:p text:style-name="P27"/>
      <text:p text:style-name="P28">If they can join, the masters of the financial world can proclaim a global state of emergency, referring to the monetary-control crisis, the more serious ecological problems (remember, within a few years millions of people has to face the loss of their living territory due to the climate change, while a part of the population of India will face starvation due to the sink of soil water level, etc.), exploiting their control monopoly (we can't talk about independent states for decades), and using the global informatics systems. With this power they can reduce the wastage – or more precisely, confiscate it from the masses and allow only for their closed group, and truly “organize” the planet, and in a kind of enlightened theocracy, they can ensure the safety for the population (that inevitably lessened along the chaotic period). Their motto is a few thousands years old and says: <text:span text:style-name="T1">“You can make the masses follow the right way, but can't make them understand it.”</text:span> (Confucius)</text:p>
      <text:p text:style-name="P27">My problem with this solution is that it could never be made. All the new kings of the new ages started their operation with the faith that their communication and control potentials, their army forces exceeds all the previous generations, and this ensures the stability for them. All forgot to read history and learn the following lessons from them.</text:p>
      <text:p text:style-name="P27"><text:span text:style-name="T1">There is always an internal opposition.</text:span> Despite of the best will at the start, the opposition is eternal, and if a society is based on power and denials (therefore can't really be called “community”), the leaders sooner or later have to face it. After a while they have to threaten it with power, then they have to use the power, thus giving a proof of their previously assumed evil, and losing the support of the masses. </text:p>
      <text:p text:style-name="P27"><text:span text:style-name="T1">The leader layer always go rotten.</text:span> The nice ideas slowly erode in the everyday groove of might, even the ruthless internal selection gets soften by human relations and interests, the limits slide from “I could do it” towards “I do it in secret” and “I race with the others who can do it more brutally”; the upcoming generations of leaders lose their contact with the motivation that created the system that puts them atop.</text:p>
      <text:p text:style-name="P27"><text:span text:style-name="T1">There is always a concurrent system.</text:span> The might of the monetary system looks overwhelming today – <text:s/>on the surface –, in fact it is in a (sometimes visible) life and death struggle with religion: the “territory” it clearly owns, but must fight for each member of the “masses” from room to room battle.</text:p>
      <text:p text:style-name="P27">It succeeded indeed to cradle-drive us into a dream world. It succeeded to shallow the education, our relation with knowledge and science, lock wisdom in the zoo. Succeeded to ruin our direct human relationships, to replace our mirrors with scattered colored mosaic pieces, so we can't see ourselves. Succeeded to mystify concepts that are necessary to build a community like respect, humility, honor, love... Succeeded to trap all rational thoughts in politics: any good idea will soon be put on the list of a party among the other, mostly impractical promises if they see a few percent of votes – then you can try saying “I don't belong to them, I just want this single thing...” Series of surveys show that we are closer to a controllable herd day by day.</text:p>
      <text:p text:style-name="P27">The history clearly shows that this is not the natural state of a human. When we are afraid of a hopeless situation, we can be driven into a fold, but the key is not the fear but the desperation. When we see a chance to step ahead, we accept the fear, danger or even death to serve our ideas, communities. Monetary or physical might can't control us for long because they can't handle our deepest, sacred ideas and concepts. Today this system declares the final war on religions, it considers childish or describe as bastards those who clearly stand for their faith, totally in vain – it predestines itself to constant fight and final defeat against human thinking.</text:p>
      <text:p text:style-name="P15">This is why I don't deal with this “back exit” alternative of “controlled landing”, instead of this I search for a way to ignite the next stage on this, currently really falling rocket, with which we can break out forward, heading to a truly unknown world from this chaotic situation.</text:p>
      <text:h text:style-name="P20" text:outline-level="2"/>
      <text:h text:style-name="P36" text:outline-level="2">The worse is the better</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Create positive patterns, exclude harmful ones</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6" text:outline-level="3">Desire for safet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Mortality, possession, sharing</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Garbage</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7">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8" text:outline-level="3">Measures: money – CO2 – energy – intervention</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9">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Identifiability, responsibility, search for successor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cal values, need-based approach</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Tasks beyond our limits</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Keywords of faith</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9">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9">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9">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Fundamental requirements</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Organization</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ation</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70" text:outline-level="3"/>
      <text:h text:style-name="P71" text:outline-level="3">Motivation</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72" text:outline-level="3">Faith</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Resources</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Direct waste production – packaging</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Direct waste production on the square – addictions</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Direct waste production on the cube – weapons</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Secondary waste production</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Becoming waste</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Sharing</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Transportation</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Trade</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Traveling</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Education</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Summary</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Road map</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6" text:outline-level="3">Introduction – virtual subjec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Gathering strength</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6" text:outline-level="3">Unfolding</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Completion</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Chances?</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Common consciousness</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73">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73">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73">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73">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73">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73">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73">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73">A választás, <text:span text:style-name="T1">a változás ideje eljött</text:span>, és nem múlik el attól, hogy az önsajnálatot, be­gubózó szerencsétlenkedést választjuk ahelyett, hogy büszkén vállalnánk a nekünk megadatott sorsot, óriási lehetőséget.</text:p><text:p text:style-name="P73"/><text:p text:style-name="P62">Fel a fejjel!</text:p></draw:text-box></draw:frame></text:h>
      <text:h text:style-name="P44" text:outline-level="1">Raisins</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Life</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ted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Turf</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Rebels</text:h>
      <text:p text:style-name="P15">Az esztelen lázadó törvényszerűen válik azok eszközévé, akik ellen lázad.</text:p>
      <text:h text:style-name="P40" text:outline-level="3">Dawnworld</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4" text:outline-level="3"/>
      <text:h text:style-name="P75" text:outline-level="3">Faith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6" text:outline-level="3">Questions and answers</text:h>
      <text:p text:style-name="P15">Életünk azzal telik, hogy válaszokat keresünk kérdésekre; pedig sokkal fontosabb maga a kérdés: mi az, amit meg szeretnénk tudni, és miért pont azt?</text:p>
      <text:p text:style-name="P67">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6" text:outline-level="3">Faith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Credo - credit</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72" text:outline-level="3">Modern slavery</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72" text:outline-level="3">Glass</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The limits of creation</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72" text:outline-level="3">Connection of civilizations</text:h>
      <text:p text:style-name="P27">Az utazás témakörben eltöprengtem azon, milyen hatással van a mi civilizációnk egy meghódított közösségre; így azon is gondolkodtam, hogyan lehetne ezt jól csinálni. </text:p>
      <text:p text:style-name="P67">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72" text:outline-level="3">… teach them to fish...</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7">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The mad smith</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0">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1">temploma és nem mészárszéke</text:span> lesz, amikor a lom elfogy, és az üllő vasért sóhajt, amikor az elűzött társ hűvös keze megérinti a kovácsét, és tekintete a hátát perzseli,</text:p>
      <text:p text:style-name="P77">a kalapács lesújt az acélgömbre.</text:p>
      <text:h text:style-name="P78" text:outline-level="1">Closing words</text:h>
      <text:h text:style-name="P79" text:outline-level="2">Short Q and A</text:h>
      <text:h text:style-name="P40" text:outline-level="3">Are you serious?</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You touch various sciences – do you know what are you talking about?</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Similar initiations?</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What next?</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and the me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Aren't you scared a bit?</text:h>
      <text:p text:style-name="P80">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80">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80">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81" text:outline-level="2">Motivations</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82">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82">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Raisins</text:chapter></text:span></text:p>
      </style:header>
      <style:footer>
        <text:p text:style-name="P2"><text:tab/><text:tab/><text:page-number text:select-page="current">10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2-05T15:44:44</dc:date>
    <dc:language>hu-HU</dc:language>
    <meta:editing-cycles>853</meta:editing-cycles>
    <meta:editing-duration>P89DT9H23M19S</meta:editing-duration>
    <meta:user-defined meta:name="Ver">0.9</meta:user-defined>
    <meta:user-defined meta:name="Info 2"/>
    <meta:user-defined meta:name="Info 3"/>
    <meta:user-defined meta:name="Info 4"/>
    <meta:document-statistic meta:table-count="1" meta:image-count="1" meta:object-count="0" meta:page-count="118" meta:paragraph-count="935" meta:word-count="70404" meta:character-count="436422"/>
  </office:meta>
</office:document-meta>
</file>